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You may have heard of flat speakers, but have you listened to them? None has the detailed full-range performance or the design heritage of a Monitor Audio SoundFrame speaker. To create the phenomenal SoundFrame range our engineers found a way to build our famously natural sound quality into an ultra-slender cabinet, just 87mm (3.5") deep. </text:p>
      <text:p text:style-name="Standard"/>
      <text:p text:style-name="Standard"/>
      <text:p text:style-name="Standard"/>
      <text:p text:style-name="Text_20_body">You may have heard of flat speakers, but have you listened to them? None has the detailed full-range performance or the design heritage of a Monitor Audio SoundFrame speaker. To create the phenomenal SoundFrame range our engineers found a way to build our famously natural sound quality into an ultra-slender cabinet, just 87mm (3.5") deep.</text:p>
      <text:p text:style-name="Text_20_body">The cabinet in white or black fits absolutely flush to the wall. The connecting cable runs in the wall cavity, enters from the back and is connected to the front for a seamless wire-free look and unique installation convenience.</text:p>
      <text:p text:style-name="Text_20_body">SoundFrame 2’s proportions are akin to a longer centre-channel speaker for visual harmony with thin TVs or projection screens.  However, it can also be used ‘in portrait’ to flank larger displays.  The intrinsic flexibility of the pivoting IDC driver module means that SoundFrame models will keep their brilliant sound at any angle according to room design.</text:p>
      <text:p text:style-name="Text_20_body">Match the cabinet to room décor by choosing from exquisite high gloss white or black lacquered frames, or by applying your own colour to a ready primed frame. Or, for even more precise coordination, choose from our exclusive range of coloured or printed grille cloth designs.  With such a versatile choice of frame and colour options available, the SoundFrame models are designed to blend perfectly with any interior and precision engineered to replace your old speakers with the most discreet high-performance music and movie system you've ever seen or heard.</text:p>
      <text:p text:style-name="Text_20_body"><text:span text:style-name="Strong_20_Emphasis">Features and Benefits at a glance:</text:span></text:p>
      <text:list xml:id="list1655521241395162122" text:style-name="L1">
        <text:list-item>
          <text:p text:style-name="P3">Quick and easy installation. </text:p>
        </text:list-item>
        <text:list-item>
          <text:p text:style-name="P3">Slender 87mm (3.5") cabinet depth. </text:p>
        </text:list-item>
        <text:list-item>
          <text:p text:style-name="P3">Choice of luxury black or white lacquer frames or primed white for custom colours. </text:p>
        </text:list-item>
        <text:list-item>
          <text:p text:style-name="P3">Bespoke grille cloth design option. </text:p>
        </text:list-item>
        <text:list-item>
          <text:p text:style-name="P3">Two models: ‘centre' type and front/surround type. </text:p>
        </text:list-item>
        <text:list-item>
          <text:p text:style-name="P3">Full range true 3-way configuration: pivoting IDC® 100mm mid-range/25mm tweeter module, 6.5-inch C-CAM® bass driver with RST® cone for a super-fast life-like response. </text:p>
        </text:list-item>
        <text:list-item>
          <text:p text:style-name="P1">High frequency attenuation +- 3dB. </text:p>
        </text:list-item>
      </text:list>
      <text:p text:style-name="Text_20_body"><text:span text:style-name="Strong_20_Emphasis">Applications:</text:span></text:p>
      <text:list xml:id="list8615019210518826045" text:style-name="L2">
        <text:list-item>
          <text:p text:style-name="P2">Ultra-discreet on-wall A/V / audio system, suitable for any interior.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2S</meta:editing-duration>
    <meta:editing-cycles>3</meta:editing-cycles>
    <meta:generator>OpenOffice/4.1.1$Win32 OpenOffice.org_project/411m6$Build-9775</meta:generator>
    <dc:date>2018-01-29T22:19:22.82</dc:date>
    <meta:document-statistic meta:table-count="0" meta:image-count="0" meta:object-count="0" meta:page-count="1" meta:paragraph-count="15" meta:word-count="383" meta:character-count="2388"/>
    <dc:creator>Marti </dc:creator>
    <meta:user-defined meta:name="Info 1"/>
    <meta:user-defined meta:name="Info 2"/>
    <meta:user-defined meta:name="Info 3"/>
    <meta:user-defined meta:name="Info 4"/>
  </office:meta>
</office:document-meta>
</file>